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text-properties officeooo:paragraph-rsid="001820fd"/>
    </style:style>
    <style:style style:name="P2" style:family="paragraph" style:parent-style-name="normal">
      <style:text-properties officeooo:paragraph-rsid="001a2230"/>
    </style:style>
    <style:style style:name="T1" style:family="text">
      <style:text-properties officeooo:rsid="001820fd"/>
    </style:style>
    <style:style style:name="T2" style:family="text">
      <style:text-properties officeooo:rsid="001902bd"/>
    </style:style>
    <style:style style:name="T3" style:family="text">
      <style:text-properties officeooo:rsid="001a22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d an original discussion about about your feelings on choice systems and narratives in video games. In your own words, describe "player agency" and what that means for the likes of The Stanley Parable Demo. Are the choice systems in games arbitrary, or do they reflect real-life decisions or freedoms? Also, what did you think of the demo?</text:p>
      <text:p text:style-name="P1"/>
      <text:p text:style-name="P1"/>
      <text:p text:style-name="P1"/>
      <text:p text:style-name="P2"><text:tab/><text:span text:style-name="T1">I stumbled upon the Stanley Parable years ago and have since used to to introduce countless skeptical friends to gaming. If I can convince them to sit down at the keyboard, they’re hooked for at least an hour. I think “player agency” is just a matter of perspective. Just as no two people interpret traditional works of art or movies in the exact same fashion, no two players end up with the same experience after having played a game. </text:span></text:p>
      <text:p text:style-name="P2"><text:span text:style-name="T1"><text:tab/>Games have rules or limitations, but both are meant to be ben</text:span><text:span text:style-name="T2">t, broken, or ignored. </text:span><text:span text:style-name="T1">Players are free to play the game however they </text:span><text:span text:style-name="T2">choose. Just a painter can’t force her audience to feel a certain way </text:span><text:span text:style-name="T3">about her work</text:span><text:span text:style-name="T2">, game designs can’t force players to have a particular experience </text:span><text:span text:style-name="T3">with their game.</text:span></text:p>
      <text:p text:style-name="P2"><text:span text:style-name="T2"><text:tab/>A great example of this is a WoW character named ‘Doubleagent’. This player has deliberately chosen to the play on</text:span><text:span text:style-name="T3">e</text:span><text:span text:style-name="T2"> of the most popular games ever in a completely unique way. Instead of choosing one of two factions, </text:span><text:span text:style-name="T3">like the millions and millions of other players have done before him,</text:span><text:span text:style-name="T2"> this player opted do neither and instead </text:span><text:span text:style-name="T3">chose to </text:span><text:span text:style-name="T2">painstakingly pick virtual flowers until he reached the maximum level cap, a method of leveling that surely took many orders of magnitude longer than the traditional routes. </text:span><text:span text:style-name="T3">Was this an intended option from the developers? Probably not, but Doubleagent certainly has embraced his player agenc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2:11:52.628000000</meta:creation-date>
    <meta:generator>LibreOffice/7.0.4.2$Windows_X86_64 LibreOffice_project/dcf040e67528d9187c66b2379df5ea4407429775</meta:generator>
    <dc:date>2020-12-28T13:50:49.386000000</dc:date>
    <meta:editing-duration>PT8M42S</meta:editing-duration>
    <meta:editing-cycles>2</meta:editing-cycles>
    <meta:document-statistic meta:table-count="0" meta:image-count="0" meta:object-count="0" meta:page-count="1" meta:paragraph-count="4" meta:word-count="294" meta:character-count="1708" meta:non-whitespace-character-count="1414"/>
  </office:meta>
</office:document-meta>
</file>